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7a08" officeooo:paragraph-rsid="00080ee8" style:font-size-asian="10pt" style:font-size-complex="10pt"/>
    </style:style>
    <style:style style:name="P2" style:family="paragraph" style:parent-style-name="Standard">
      <style:text-properties fo:font-size="10pt" officeooo:paragraph-rsid="00080ee8" style:font-size-asian="10pt" style:font-size-complex="10pt"/>
    </style:style>
    <style:style style:name="P3" style:family="paragraph" style:parent-style-name="Standard">
      <style:text-properties fo:font-size="10pt" fo:font-weight="bold" officeooo:rsid="0036f2be" officeooo:paragraph-rsid="0031837e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553736" officeooo:paragraph-rsid="00553736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282a35" officeooo:paragraph-rsid="0031837e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36f2be" officeooo:paragraph-rsid="0049e570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36f2be" officeooo:paragraph-rsid="004ce030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36f2be" officeooo:paragraph-rsid="004e944f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380c02" officeooo:paragraph-rsid="0049e570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548391" officeooo:paragraph-rsid="007baf93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548391" officeooo:paragraph-rsid="0085f19a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56d0b6" officeooo:paragraph-rsid="00681ca3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587e7b" officeooo:paragraph-rsid="00587e7b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587e7b" officeooo:paragraph-rsid="00681ca3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587e7b" officeooo:paragraph-rsid="007baf93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587e7b" officeooo:paragraph-rsid="0085f19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weight="bold" officeooo:rsid="00047a08" officeooo:paragraph-rsid="00047a0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f21af0" officeooo:paragraph-rsid="00f21af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officeooo:rsid="00f21af0" officeooo:paragraph-rsid="00fb5b5a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f21af0" officeooo:paragraph-rsid="00fd1db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weight="bold" officeooo:rsid="00f21af0" officeooo:paragraph-rsid="01086630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paragraph-rsid="000d8b1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font-weight="bold" officeooo:rsid="010e9539" officeooo:paragraph-rsid="010e9539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normal" officeooo:paragraph-rsid="00f21af0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82a35" officeooo:paragraph-rsid="001215c8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82a35" officeooo:paragraph-rsid="00425e4e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3d9930" officeooo:paragraph-rsid="003a7ff1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047a08" officeooo:paragraph-rsid="0004db07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36f2be" officeooo:paragraph-rsid="010c52a8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548391" officeooo:paragraph-rsid="010c52a8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587e7b" officeooo:paragraph-rsid="010c52a8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587e7b" officeooo:paragraph-rsid="00681ca3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officeooo:rsid="000b29c9" officeooo:paragraph-rsid="0017c4be" style:font-size-asian="10pt" style:font-size-complex="10pt"/>
    </style:style>
    <style:style style:name="P34" style:family="paragraph" style:parent-style-name="Standard">
      <style:text-properties fo:font-size="10pt" officeooo:rsid="000b29c9" officeooo:paragraph-rsid="00f21af0" style:font-size-asian="10pt" style:font-size-complex="10pt"/>
    </style:style>
    <style:style style:name="P35" style:family="paragraph" style:parent-style-name="Standard">
      <style:text-properties fo:font-size="10pt" officeooo:rsid="000b29c9" officeooo:paragraph-rsid="010c52a8" style:font-size-asian="10pt" style:font-size-complex="10pt"/>
    </style:style>
    <style:style style:name="P36" style:family="paragraph" style:parent-style-name="Standard">
      <style:text-properties fo:font-size="10pt" officeooo:rsid="00047a08" officeooo:paragraph-rsid="010c52a8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weight="bold" officeooo:paragraph-rsid="00fb5b5a" style:font-weight-asian="bold" style:font-weight-complex="bold"/>
    </style:style>
    <style:style style:name="P38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0pt" fo:font-weight="bold" officeooo:rsid="00f21af0" officeooo:paragraph-rsid="00f21af0" style:font-size-asian="10pt" style:font-weight-asian="bold" style:font-size-complex="10pt" style:font-weight-complex="bold"/>
    </style:style>
    <style:style style:name="T1" style:family="text">
      <style:text-properties officeooo:rsid="00047a08"/>
    </style:style>
    <style:style style:name="T2" style:family="text">
      <style:text-properties officeooo:rsid="0004db07"/>
    </style:style>
    <style:style style:name="T3" style:family="text">
      <style:text-properties officeooo:rsid="0005497c"/>
    </style:style>
    <style:style style:name="T4" style:family="text">
      <style:text-properties officeooo:rsid="00080ee8"/>
    </style:style>
    <style:style style:name="T5" style:family="text">
      <style:text-properties officeooo:rsid="000b29c9"/>
    </style:style>
    <style:style style:name="T6" style:family="text">
      <style:text-properties officeooo:rsid="000d8b1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8b11" style:font-weight-asian="normal" style:font-weight-complex="normal"/>
    </style:style>
    <style:style style:name="T9" style:family="text">
      <style:text-properties fo:font-weight="normal" officeooo:rsid="00f21af0" style:font-weight-asian="normal" style:font-weight-complex="normal"/>
    </style:style>
    <style:style style:name="T10" style:family="text">
      <style:text-properties fo:font-weight="normal" officeooo:rsid="002b49e4" style:font-weight-asian="normal" style:font-weight-complex="normal"/>
    </style:style>
    <style:style style:name="T11" style:family="text">
      <style:text-properties fo:font-weight="normal" officeooo:rsid="00fb5b5a" style:font-weight-asian="normal" style:font-weight-complex="normal"/>
    </style:style>
    <style:style style:name="T12" style:family="text">
      <style:text-properties fo:font-weight="normal" officeooo:rsid="005d9180" style:font-weight-asian="normal" style:font-weight-complex="normal"/>
    </style:style>
    <style:style style:name="T13" style:family="text">
      <style:text-properties fo:font-weight="normal" officeooo:rsid="00047a08" style:font-weight-asian="normal" style:font-weight-complex="normal"/>
    </style:style>
    <style:style style:name="T14" style:family="text">
      <style:text-properties fo:font-weight="normal" officeooo:rsid="010e4362" style:font-weight-asian="normal" style:font-weight-complex="normal"/>
    </style:style>
    <style:style style:name="T15" style:family="text">
      <style:text-properties fo:font-style="normal" officeooo:rsid="000d8b11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9fac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37f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d8b11" style:font-style-asian="normal" style:font-weight-asian="normal" style:font-style-complex="normal" style:font-weight-complex="normal"/>
    </style:style>
    <style:style style:name="T20" style:family="text">
      <style:text-properties officeooo:rsid="002b49e4"/>
    </style:style>
    <style:style style:name="T21" style:family="text">
      <style:text-properties officeooo:rsid="00380c02"/>
    </style:style>
    <style:style style:name="T22" style:family="text">
      <style:text-properties officeooo:rsid="003a586f"/>
    </style:style>
    <style:style style:name="T23" style:family="text">
      <style:text-properties officeooo:rsid="0041e2b4"/>
    </style:style>
    <style:style style:name="T24" style:family="text">
      <style:text-properties officeooo:rsid="00548391"/>
    </style:style>
    <style:style style:name="T25" style:family="text">
      <style:text-properties officeooo:rsid="0056d0b6"/>
    </style:style>
    <style:style style:name="T26" style:family="text">
      <style:text-properties officeooo:rsid="00587e7b"/>
    </style:style>
    <style:style style:name="T27" style:family="text">
      <style:text-properties officeooo:rsid="0058b5bf"/>
    </style:style>
    <style:style style:name="T28" style:family="text">
      <style:text-properties officeooo:rsid="007b1dfa"/>
    </style:style>
    <style:style style:name="T29" style:family="text">
      <style:text-properties officeooo:rsid="0080a3f4"/>
    </style:style>
    <style:style style:name="T30" style:family="text">
      <style:text-properties officeooo:rsid="0083eefd"/>
    </style:style>
    <style:style style:name="T31" style:family="text">
      <style:text-properties officeooo:rsid="0084faf2"/>
    </style:style>
    <style:style style:name="T32" style:family="text">
      <style:text-properties officeooo:rsid="0085f19a"/>
    </style:style>
    <style:style style:name="T33" style:family="text">
      <style:text-properties style:text-position="super 58%"/>
    </style:style>
    <style:style style:name="T34" style:family="text">
      <style:text-properties fo:font-size="10pt" officeooo:rsid="00b75390" style:font-size-asian="10pt" style:font-size-complex="10pt"/>
    </style:style>
    <style:style style:name="T35" style:family="text">
      <style:text-properties fo:font-size="10pt" officeooo:rsid="00fb5b5a" style:font-size-asian="10pt" style:font-size-complex="10pt"/>
    </style:style>
    <style:style style:name="T36" style:family="text">
      <style:text-properties fo:font-size="10pt" officeooo:rsid="00fd1dbe" style:font-size-asian="10pt" style:font-size-complex="10pt"/>
    </style:style>
    <style:style style:name="T37" style:family="text">
      <style:text-properties officeooo:rsid="00f526d7"/>
    </style:style>
    <style:style style:name="T38" style:family="text">
      <style:text-properties officeooo:rsid="00fb5b5a"/>
    </style:style>
    <style:style style:name="T39" style:family="text">
      <style:text-properties officeooo:rsid="00b75390"/>
    </style:style>
    <style:style style:name="T40" style:family="text">
      <style:text-properties officeooo:rsid="00ffba3c"/>
    </style:style>
    <style:style style:name="T41" style:family="text">
      <style:text-properties officeooo:rsid="0103a1ae"/>
    </style:style>
    <style:style style:name="T42" style:family="text">
      <style:text-properties officeooo:rsid="010e43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Latin / 4<text:span text:style-name="T33">e</text:span> / contrôle de langue / 2021.01.26</text:p>
      <text:p text:style-name="P17"/>
      <text:p text:style-name="P18">(1) Complétez les tableaux suivants :</text:p>
      <text:p text:style-name="P28"><text:span text:style-name="T4">1D</text:span> : <text:span text:style-name="T2">puella, puellae f. (la jeune fille)<text:tab/>2D : dominus, dominī m. (le maître)<text:tab/>puer, puerī m. (l’enfant)</text:span></text:p>
      <text:p text:style-name="P1">N.<text:tab/>puella<text:tab/><text:tab/>puellae<text:tab/><text:tab/><text:span text:style-name="T3">dominus<text:tab/><text:tab/>dominī<text:tab/><text:tab/><text:tab/>puer<text:tab/><text:tab/>puerī</text:span></text:p>
      <text:p text:style-name="P1">V.<text:tab/>puella<text:tab/><text:tab/>puellae<text:tab/><text:tab/>domine<text:tab/><text:tab/>dominī<text:tab/><text:tab/><text:tab/>puer<text:tab/><text:tab/>puerī</text:p>
      <text:p text:style-name="P36">Acc.<text:tab/>puellam<text:tab/><text:tab/>puellās<text:tab/><text:tab/><text:span text:style-name="T3">dominum<text:tab/>dominōs<text:tab/><text:tab/><text:tab/>puerum<text:tab/><text:tab/></text:span>___________</text:p>
      <text:p text:style-name="P36">G.<text:tab/>___________<text:tab/>puellārum<text:tab/><text:span text:style-name="T3">dominī<text:tab/><text:tab/></text:span>___________<text:span text:style-name="T3"><text:tab/><text:tab/>puerī<text:tab/><text:tab/>puerōrum</text:span></text:p>
      <text:p text:style-name="P2"><text:span text:style-name="T1">D.<text:tab/>puellae<text:tab/><text:tab/>puell</text:span>ī<text:span text:style-name="T1">s<text:tab/><text:tab/>domin</text:span>ō<text:tab/><text:tab/><text:span text:style-name="T3">dominīs<text:tab/><text:tab/><text:tab/>puerō<text:tab/><text:tab/>puerīs</text:span></text:p>
      <text:p text:style-name="P2"><text:span text:style-name="T1">Ab.<text:tab/>puell</text:span>ā<text:tab/><text:tab/><text:span text:style-name="T1">puell</text:span>ī<text:span text:style-name="T1">s<text:tab/><text:tab/>dominō<text:tab/><text:tab/>dominīs<text:tab/><text:tab/><text:tab/>puerō<text:tab/><text:tab/>puerīs</text:span></text:p>
      <text:p text:style-name="P2"/>
      <text:p text:style-name="P22"><text:span text:style-name="T17">2D : templum, templī n. (le temple)<text:tab/>3D</text:span><text:span text:style-name="T18">i</text:span><text:span text:style-name="T17"> : </text:span><text:span text:style-name="T16">cōnsul, cōnsul</text:span><text:span text:style-name="T19">is m. (le consul)</text:span><text:span text:style-name="T15"><text:tab/></text:span></text:p>
      <text:p text:style-name="P24"><text:span text:style-name="T5">N.<text:tab/>templum<text:tab/>templa<text:tab/><text:tab/>consul<text:tab/><text:tab/>consul</text:span>ē<text:span text:style-name="T6">s<text:tab/><text:tab/><text:tab/></text:span><text:span text:style-name="T20">sujet, attribut du sujet</text:span></text:p>
      <text:p text:style-name="P33">V.<text:tab/>templum<text:tab/>templa<text:tab/><text:tab/><text:span text:style-name="T6">consul<text:tab/><text:tab/></text:span><text:span text:style-name="T7">consul</text:span><text:span text:style-name="T8">ēs<text:tab/><text:tab/><text:tab/></text:span><text:span text:style-name="T9">exclamation</text:span></text:p>
      <text:p text:style-name="P34">Acc.<text:tab/>templum<text:tab/>templa<text:tab/><text:tab/><text:span text:style-name="T6">consulem<text:tab/></text:span><text:span text:style-name="T7">consul</text:span><text:span text:style-name="T8">ēs<text:tab/><text:tab/><text:tab/></text:span><text:span text:style-name="T10">complément d’objet direct</text:span></text:p>
      <text:p text:style-name="P35">G.<text:tab/>templī<text:tab/><text:tab/>templ<text:span text:style-name="T3">ō</text:span>rum<text:tab/><text:span text:style-name="T6">consulis<text:tab/><text:tab/></text:span><text:span text:style-name="T1">___________</text:span><text:span text:style-name="T8"><text:tab/><text:tab/></text:span><text:span text:style-name="T13">___________</text:span></text:p>
      <text:p text:style-name="P34">D.<text:tab/>templ<text:span text:style-name="T3">ō<text:tab/><text:tab/></text:span>templīs<text:tab/><text:tab/><text:span text:style-name="T6">consul</text:span>ī<text:tab/><text:tab/><text:span text:style-name="T7">consul</text:span><text:span text:style-name="T8">ibus<text:tab/><text:tab/></text:span><text:span text:style-name="T10">complément d’objet indirect</text:span></text:p>
      <text:p text:style-name="P35">Ab.<text:tab/>templ<text:span text:style-name="T3">ō<text:tab/><text:tab/></text:span>templīs<text:tab/><text:tab/><text:span text:style-name="T1">___________</text:span><text:span text:style-name="T6"><text:tab/></text:span><text:span text:style-name="T7">consul</text:span><text:span text:style-name="T8">ibus<text:tab/><text:tab/></text:span><text:span text:style-name="T10">CC, complément d’agent</text:span></text:p>
      <text:p text:style-name="P25"/>
      <text:p text:style-name="P3"><text:tab/><text:span text:style-name="T7">magnus, magna, magnum (grand)</text:span><text:tab/><text:tab/><text:tab/></text:p>
      <text:p text:style-name="P5"><text:tab/><text:tab/>----- <text:span text:style-name="T40">singulier -----</text:span></text:p>
      <text:p text:style-name="P26"><text:tab/><text:span text:style-name="T23">masculin<text:tab/>féminin<text:tab/><text:tab/>neutre<text:tab/><text:tab/><text:tab/></text:span></text:p>
      <text:p text:style-name="P6">N.<text:tab/><text:span text:style-name="T21">magnus<text:tab/><text:tab/>magna<text:tab/><text:tab/>magnum<text:tab/><text:tab/><text:tab/></text:span></text:p>
      <text:p text:style-name="P9">V.<text:tab/>magne<text:tab/><text:tab/><text:span text:style-name="T22">magna<text:tab/><text:tab/>magnum<text:tab/><text:tab/><text:tab/></text:span></text:p>
      <text:p text:style-name="P29">Acc.<text:tab/><text:span text:style-name="T21">magnum<text:tab/><text:tab/></text:span><text:span text:style-name="T1">___________</text:span><text:span text:style-name="T21"><text:tab/>magnum<text:tab/><text:tab/><text:tab/></text:span></text:p>
      <text:p text:style-name="P6">G.<text:tab/><text:span text:style-name="T21">magnī<text:tab/><text:tab/>magnae<text:tab/><text:tab/>magnī<text:tab/><text:tab/><text:tab/></text:span></text:p>
      <text:p text:style-name="P7">D.<text:tab/><text:span text:style-name="T21">magnō<text:tab/><text:tab/>magnae<text:tab/><text:tab/>magnō<text:tab/><text:tab/><text:tab/></text:span></text:p>
      <text:p text:style-name="P8">Ab.<text:tab/><text:span text:style-name="T21">magnō<text:tab/><text:tab/>magnā<text:tab/><text:tab/>magnō<text:tab/><text:tab/><text:tab/></text:span></text:p>
      <text:p text:style-name="P27"/>
      <text:p text:style-name="P4"><text:span text:style-name="T12">i</text:span><text:span text:style-name="T7">ndicatif.présent</text:span> </text:p>
      <text:p text:style-name="P10"><text:span text:style-name="T25">amo<text:tab/><text:tab/><text:tab/>deleo<text:tab/><text:tab/><text:tab/>lego<text:tab/><text:tab/><text:tab/>capio<text:tab/><text:tab/><text:tab/>audio<text:tab/><text:tab/>sum </text:span>amās<text:tab/><text:tab/><text:tab/><text:span text:style-name="T28">delēs<text:tab/><text:tab/><text:tab/>legis<text:tab/><text:tab/><text:tab/>capis<text:tab/><text:tab/><text:tab/>audīs<text:tab/><text:tab/>es</text:span></text:p>
      <text:p text:style-name="P15">amat<text:tab/><text:tab/><text:tab/><text:span text:style-name="T28">delet<text:tab/><text:tab/><text:tab/>legit<text:tab/><text:tab/><text:tab/>capit<text:tab/><text:tab/><text:tab/>audit<text:tab/><text:tab/>est</text:span></text:p>
      <text:p text:style-name="P30">amā<text:span text:style-name="T26">mus<text:tab/><text:tab/><text:tab/>delēmus<text:tab/><text:tab/><text:tab/></text:span><text:span text:style-name="T1">___________</text:span><text:span text:style-name="T26"><text:tab/><text:tab/>capimus<text:tab/><text:tab/><text:tab/>audīmus<text:tab/><text:tab/>sumus</text:span></text:p>
      <text:p text:style-name="P15">am<text:span text:style-name="T24">ā</text:span>tis<text:tab/><text:tab/><text:tab/><text:span text:style-name="T28">delētis<text:tab/><text:tab/><text:tab/>legitis<text:tab/><text:tab/><text:tab/>capitis<text:tab/><text:tab/><text:tab/>audītis<text:tab/><text:tab/>estis</text:span></text:p>
      <text:p text:style-name="P31"><text:span text:style-name="T1">___________</text:span><text:tab/><text:tab/><text:span text:style-name="T28">delent<text:tab/><text:tab/><text:tab/>legunt<text:tab/><text:tab/><text:tab/>capiunt<text:tab/><text:tab/><text:tab/>audiunt<text:tab/><text:tab/>sunt</text:span></text:p>
      <text:p text:style-name="P13"/>
      <text:p text:style-name="P12">amo<text:span text:style-name="T29">r</text:span><text:tab/><text:tab/><text:tab/><text:span text:style-name="T27">deleor<text:tab/><text:tab/><text:tab/>legor<text:tab/><text:tab/><text:tab/>capio</text:span><text:span text:style-name="T37">r</text:span><text:span text:style-name="T27"><text:tab/><text:tab/><text:tab/>audior<text:tab/></text:span></text:p>
      <text:p text:style-name="P11">amā<text:span text:style-name="T29">ri</text:span>s<text:tab/><text:tab/><text:tab/><text:span text:style-name="T27">delēris<text:tab/><text:tab/><text:tab/>legeris<text:tab/><text:tab/><text:tab/>caperis<text:tab/><text:tab/><text:tab/>audīris</text:span></text:p>
      <text:p text:style-name="P31">am<text:span text:style-name="T24">ā</text:span>t<text:span text:style-name="T29">ur<text:tab/><text:tab/><text:tab/>delētur<text:tab/><text:tab/><text:tab/>legitur<text:tab/><text:tab/><text:tab/></text:span><text:span text:style-name="T1">___________<text:tab/></text:span><text:span text:style-name="T29"><text:tab/>aud</text:span>ī<text:span text:style-name="T32">tur</text:span></text:p>
      <text:p text:style-name="P30"><text:span text:style-name="T1">___________</text:span><text:span text:style-name="T26"><text:tab/><text:tab/>delēmur<text:tab/><text:tab/><text:tab/>legimur<text:tab/><text:tab/><text:tab/>capimur<text:tab/><text:tab/><text:tab/>audīmur</text:span></text:p>
      <text:p text:style-name="P16">am<text:span text:style-name="T24">āmin</text:span>ī<text:tab/><text:tab/><text:tab/><text:span text:style-name="T27">delēmin</text:span>ī<text:tab/><text:tab/><text:tab/><text:span text:style-name="T30">legimin</text:span>ī<text:tab/><text:tab/><text:tab/><text:span text:style-name="T31">capimin</text:span>ī<text:tab/><text:tab/><text:tab/><text:span text:style-name="T32">aud</text:span>ī<text:span text:style-name="T32">min</text:span>ī</text:p>
      <text:p text:style-name="P31">amant<text:span text:style-name="T29">ur<text:tab/><text:tab/><text:tab/></text:span><text:span text:style-name="T1">___________</text:span><text:span text:style-name="T29"><text:tab/><text:tab/>leguntur<text:tab/><text:tab/><text:tab/>capiuntur<text:tab/><text:tab/>audiuntur</text:span></text:p>
      <text:p text:style-name="P14"/>
      <text:p text:style-name="P14"/>
      <text:p text:style-name="P37"><text:span text:style-name="T34">(</text:span><text:span text:style-name="T35">2</text:span><text:span text:style-name="T34">) </text:span><text:span text:style-name="T35">Traduire en </text:span><text:span text:style-name="T36">français</text:span><text:span text:style-name="T35"> :</text:span></text:p>
      <text:p text:style-name="P19"><text:span text:style-name="T11">* </text:span><text:span text:style-name="T14">enim</text:span><text:span text:style-name="T11"><text:tab/><text:tab/><text:tab/><text:tab/><text:tab/><text:tab/><text:tab/><text:tab/>* </text:span><text:span text:style-name="T14">ego</text:span></text:p>
      <text:p text:style-name="P19"><text:span text:style-name="T11"/></text:p>
      <text:p text:style-name="P19"><text:span text:style-name="T11">* </text:span><text:span text:style-name="T14">ex + ablatif</text:span><text:span text:style-name="T11"><text:tab/><text:tab/><text:tab/><text:tab/><text:tab/><text:tab/><text:tab/>* </text:span><text:span text:style-name="T14">iam</text:span></text:p>
      <text:p text:style-name="P19"><text:span text:style-name="T11"/></text:p>
      <text:p text:style-name="P19"><text:span text:style-name="T11"/></text:p>
      <text:p text:style-name="P20"><text:span text:style-name="T39">(</text:span><text:span text:style-name="T41">3</text:span><text:span text:style-name="T39">) </text:span><text:span text:style-name="T38">Traduire en latin :</text:span></text:p>
      <text:p text:style-name="P21"><text:span text:style-name="T11">* </text:span><text:span text:style-name="T14">ils sont lus</text:span><text:span text:style-name="T11"><text:tab/><text:tab/><text:tab/><text:tab/><text:tab/><text:tab/><text:tab/>* </text:span><text:span text:style-name="T14">mon, ma, mes</text:span></text:p>
      <text:p text:style-name="P21"><text:span text:style-name="T11"/></text:p>
      <text:p text:style-name="P21"><text:span text:style-name="T11">* </text:span><text:span text:style-name="T14">dans + mouvement</text:span><text:span text:style-name="T11"><text:tab/><text:tab/><text:tab/><text:tab/><text:tab/><text:tab/>* </text:span><text:span text:style-name="T14">un homme</text:span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3"><text:span text:style-name="T42">B</text:span>ONVS :</text:p>
      <text:p text:style-name="P23"><text:span text:style-name="T7"><text:tab/>Que signifie « De uos fabulae narrantur »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2T21:14:04.403868256</meta:creation-date>
    <meta:generator>LibreOffice/7.0.0.3$Windows_X86_64 LibreOffice_project/8061b3e9204bef6b321a21033174034a5e2ea88e</meta:generator>
    <dc:date>2021-01-26T12:47:53.959000000</dc:date>
    <meta:editing-duration>PT3H43M39S</meta:editing-duration>
    <meta:editing-cycles>201</meta:editing-cycles>
    <meta:print-date>2021-01-26T12:47:50.115000000</meta:print-date>
    <meta:document-statistic meta:table-count="0" meta:image-count="0" meta:object-count="0" meta:page-count="1" meta:paragraph-count="45" meta:word-count="282" meta:character-count="2001" meta:non-whitespace-character-count="1547"/>
  </office:meta>
</office:document-meta>
</file>